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NF 6431 - process. 09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NF 6440 - process. 10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1-19" calcext:value-type="date">
            <text:p>19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NF 6449 - process. 1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NF 6458 - process. 1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6-01-09" calcext:value-type="date">
            <text:p>09/01/2026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7])" office:value-type="float" office:value="0" calcext:value-type="float">
            <text:p>-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1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1:19.120534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1:19.122363400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20">00/00/0000</text:date><text:s/>- <text:time style:data-style-name="N2" text:time-value="16:21:19.1273209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00-10-16T13:00:00</meta:creation-date>
    <dc:date>2026-01-20T16:21:44.834409400</dc:date>
    <meta:print-date>2020-01-06T16:38:44.221000000</meta:print-date>
    <dc:language>pt-PT</dc:language>
    <meta:editing-cycles>538</meta:editing-cycles>
    <meta:editing-duration>PT6H25M57S</meta:editing-duration>
    <meta:document-statistic meta:table-count="1" meta:cell-count="53" meta:object-count="0"/>
    <meta:user-defined meta:name="Info 0"/>
    <meta:user-defined meta:name="Info 1"/>
    <meta:user-defined meta:name="Info 2"/>
    <meta:user-defined meta:name="Info 3"/>
  </office:meta>
</office:document-meta>
</file>